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forms="http://www.w3.org/2002/xforms" xmlns:xsd="http://www.w3.org/2001/XMLSchema" xmlns:xsi="http://www.w3.org/2001/XMLSchema-instance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71585" draw:opacity-name="Transparency_20_2" draw:textarea-horizontal-align="justify" draw:textarea-vertical-align="middle" draw:auto-grow-height="false" fo:min-height="3.004cm" fo:min-width="2.754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4.6cm" svg:x="5.1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radial" draw:cx="50%" draw:cy="50%" draw:start="10%" draw:end="100%" draw:border="2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3-04-18T15:23:41.822000000</meta:creation-date>
    <dc:date>2023-04-18T15:37:36.409000000</dc:date>
    <dc:creator>Regina Henschel</dc:creator>
    <meta:editing-duration>PT11M29S</meta:editing-duration>
    <meta:editing-cycles>2</meta:editing-cycles>
    <meta:generator>LODev_15_Apr/7.6.0.0.alpha0$Windows_X86_64 LibreOffice_project/4829a85d0753c93419bd46b1d50bcfa6f0f3f1da</meta:generator>
    <meta:document-statistic meta:object-count="1"/>
  </office:meta>
</office:document-meta>
</file>